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InitParam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PortletInitParamMap( Port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InitParam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InitParam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InitParam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InitParam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InitParam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InitParam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itParam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